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59cm"/>
    </style:style>
    <style:style style:name="co2" style:family="table-column">
      <style:table-column-properties fo:break-before="auto" style:column-width="1.03cm"/>
    </style:style>
    <style:style style:name="co3" style:family="table-column">
      <style:table-column-properties fo:break-before="auto" style:column-width="10.516cm"/>
    </style:style>
    <style:style style:name="co4" style:family="table-column">
      <style:table-column-properties fo:break-before="auto" style:column-width="14.374cm"/>
    </style:style>
    <style:style style:name="co5" style:family="table-column">
      <style:table-column-properties fo:break-before="auto" style:column-width="16.45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0.666cm" fo:break-before="auto" style:use-optimal-row-height="true"/>
    </style:style>
    <style:style style:name="ro3" style:family="table-row">
      <style:table-row-properties style:row-height="4.369cm" fo:break-before="auto" style:use-optimal-row-height="true"/>
    </style:style>
    <style:style style:name="ro4" style:family="table-row">
      <style:table-row-properties style:row-height="2.842cm" fo:break-before="auto" style:use-optimal-row-height="true"/>
    </style:style>
    <style:style style:name="ro5" style:family="table-row">
      <style:table-row-properties style:row-height="2.921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6.6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 style:vertical-align="top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wrap-option="wrap" fo:border="0.06pt solid #000000" style:vertical-align="top"/>
    </style:style>
    <style:style style:name="T1" style:family="text">
      <style:text-properties style:font-name="Arial" style:font-name-asian="ＭＳ Ｐゴシック" style:font-name-complex="Mangal"/>
    </style:style>
  </office:automatic-styles>
  <office:body>
    <office:spreadsheet>
      <table:table table:name="別紙：db_syntax_diff未検出事象一覧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項番</text:p>
          </table:table-cell>
          <table:table-cell table:style-name="ce4" office:value-type="string">
            <text:p>事象</text:p>
          </table:table-cell>
          <table:table-cell table:style-name="ce4" office:value-type="string">
            <text:p>原因</text:p>
          </table:table-cell>
          <table:table-cell table:style-name="ce4" office:value-type="string">
            <text:p>対処</text:p>
          </table:table-cell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commander4jのビデオチュートリアル「Database Schema」で実行時にダイアログによる以下のDDL文エラーが発生した </text:p>
            <text:p/>
            <text:p>ERROR: <text:s/>current transaction is aborted, commands ignored until end of transaction block</text:p>
          </table:table-cell>
          <table:table-cell table:style-name="ce5" office:value-type="string">
            <text:p>インストール済みか判定する以下のDML文の失敗以降のSQLでエラーが発生している。</text:p>
            <text:p/>
            <text:p>ERROR: <text:s/>relation "sys_control" does not exist at character 15</text:p>
            <text:p/>
            <text:p>STATEMENT: <text:s/>select * from SYS_CONTROL where 1 = 2</text:p>
            <text:p/>
            <text:p><text:span text:style-name="T1">テーブル名を大文字小文字を識別する「”」</text:span><text:span text:style-name="T1">(</text:span><text:span text:style-name="T1">ダブルクォート</text:span><text:span text:style-name="T1">)</text:span><text:span text:style-name="T1">括りで宣言しているが、ＳＥＬＥＣＴ文で「”」</text:span><text:span text:style-name="T1">(</text:span><text:span text:style-name="T1">ダブルクォート</text:span><text:span text:style-name="T1">)</text:span><text:span text:style-name="T1">括りなしで指定している箇所がある。</text:span></text:p>
            <text:p><text:span text:style-name="T1"/></text:p>
            <text:p>上記の修正をしてもエラーが解消されないため、PostgreSQLログにSQLが全て出力されるように設定を変更して、DBを再構築して再実施したところ、select文の前にBEGINが実行されており、COMMITされていないことが原因であることがわかった。</text:p>
            <text:p/>
            <text:p>また、トランザクションの概念がPostgreSQLとMySQL、Oracleは異なるため、SQL例外処理にrollback実行処理の追加が必要</text:p>
          </table:table-cell>
          <table:table-cell table:style-name="ce5" office:value-type="string">
            <text:p>■対処１．テーブル名、カラム名を<text:span text:style-name="T1">「”」</text:span><text:span text:style-name="T1">(</text:span><text:span text:style-name="T1">ダブルクォート</text:span><text:span text:style-name="T1">)</text:span><text:span text:style-name="T1">括りなしで生成するように修正する。</text:span></text:p>
            <text:p/>
            <text:p/>
            <text:p>■対処２．DDL文実行前にCOMMIT文を実行するようにJavaソースに処理を追加する。</text:p>
            <text:p/>
            <text:p>修正例</text:p>
            <text:p>com.commander4j.cfg.JFrameHostAdmin.java</text:p>
            <text:p>L1099</text:p>
            <text:p>//PG add -&gt;</text:p>
            <text:p>String driver = Common.hostList.getHost(Common.selectedHostID).getDatabaseParameters().getjdbcDriver();</text:p>
            <text:p>if (driver.equals("org.postgresql.Driver")){</text:p>
            <text:p><text:tab/>try{</text:p>
            <text:p><text:tab/><text:tab/>Common.hostList.getHost(Common.selectedHostID).getConnection(Common.sessionID).commit();</text:p>
            <text:p><text:tab/>}catch (Exception e){</text:p>
            <text:p><text:tab/><text:tab/>e.printStackTrace();</text:p>
            <text:p><text:tab/>}</text:p>
            <text:p>}//PG add end</text:p>
            <text:p/>
            <text:p>■対処３．SQL例外処理にrollback実行処理の追加</text:p>
            <text:p/>
            <text:p>修正箇所は「catch (SQLException e)」「execute(」「executeQuery」「catch (SQLException」のキーワードで検出</text:p>
            <text:p/>
            <text:p>修正例</text:p>
            <text:p>com.commander4j.db.JDBUom.java</text:p>
            <text:p>L88</text:p>
            <text:p><text:tab/><text:tab/>catch (SQLException e)</text:p>
            <text:p><text:tab/><text:tab/>{</text:p>
            <text:p><text:tab/><text:tab/><text:tab/>setErrorMessage(e.getMessage());</text:p>
            <text:p><text:tab/><text:tab/><text:tab/>//PG add -&gt;</text:p>
            <text:p><text:tab/><text:tab/><text:tab/>String driver = Common.hostList.getHost(getHostID()).getDatabaseParameters().getjdbcDriver();</text:p>
            <text:p><text:tab/><text:tab/><text:tab/>if (driver.equals("org.postgresql.Driver")){</text:p>
            <text:p><text:tab/><text:tab/><text:tab/><text:tab/>try</text:p>
            <text:p><text:tab/><text:tab/><text:tab/><text:tab/>{</text:p>
            <text:p><text:tab/><text:tab/><text:tab/><text:tab/><text:tab/>Common.hostList.getHost(getHostID()).getConnection(getSessionID()).rollback();</text:p>
            <text:p><text:tab/><text:tab/><text:tab/><text:tab/>}</text:p>
            <text:p><text:tab/><text:tab/><text:tab/><text:tab/>catch (Exception e2)</text:p>
            <text:p><text:tab/><text:tab/><text:tab/><text:tab/>{</text:p>
            <text:p><text:tab/><text:tab/><text:tab/><text:tab/><text:tab/>e2.printStackTrace();</text:p>
            <text:p><text:tab/><text:tab/><text:tab/><text:tab/>}</text:p>
            <text:p><text:tab/><text:tab/><text:tab/>}</text:p>
            <text:p><text:tab/><text:tab/><text:tab/>//PG add end</text:p>
            <text:p><text:tab/><text:tab/>}</text:p>
            <text:p/>
            <text:p><text:tab/><text:tab/>return result;</text:p>
            <text:p><text:tab/>}</text:p>
            <text:p/>
          </table:table-cell>
        </table:table-row>
        <table:table-row table:style-name="ro3">
          <table:table-cell/>
          <table:table-cell table:style-name="ce2" office:value-type="float" office:value="2">
            <text:p>2</text:p>
          </table:table-cell>
          <table:table-cell table:style-name="ce5" office:value-type="string">
            <text:p>commander4jのビデオチュートリアル「Database Schema」で実行時にダイアログによる以下のDDL文エラーが発生した</text:p>
            <text:p/>
            <text:p>ERROR: <text:s/>syntax error at or near "FORCE" at character XX</text:p>
            <text:p/>
            <text:p>STATEMENT:CREATE OR REPLACE FORCE VIEW "VIEW_PALLET_EXPIRY" (XXXX) AS (SELECT XXXX)</text:p>
          </table:table-cell>
          <table:table-cell table:style-name="ce5" office:value-type="string">
            <text:p>CREASTE　VIEW文でPostgreSQL未対応の単語(FORCE)が記述されていたため。</text:p>
          </table:table-cell>
          <table:table-cell table:style-name="ce5" office:value-type="string">
            <text:p>未対応の単語(FORCE)を削除する。</text:p>
            <text:p/>
            <text:p>再実施したところ、以下のログとなり、「ERROR: <text:s/>syntax error at or near "FORCE" at character XX」の修正は</text:p>
            <text:p>単純に「FORCE」を削除するのではなく、DROP文を追加する必要があった。また、「FORCE」のない「CREATE OR REPLACE VIEW」も同様の対処を行なった。</text:p>
            <text:p/>
            <text:p>ERROR: <text:s/>cannot change name of view column "customer_name" to "old_material"</text:p>
            <text:p/>
            <text:p>STATEMENT: <text:s/></text:p>
            <text:p><text:tab/>CREATE OR REPLACE VIEW VIEW_PALLET_EXPIRY AS ・・・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 office:value-type="string">
            <text:p>commander4jのビデオチュートリアル「Database Schema」で実行時にダイアログによる以下のDDL文エラーが発生した</text:p>
            <text:p/>
            <text:p>ERROR: syntax error at or near "MODIFY" at character XX</text:p>
            <text:p/>
            <text:p>STATEMENT: ALTER TABLE SYS_MODULES MODIFY (XXXX <text:s/>XXXX)</text:p>
          </table:table-cell>
          <table:table-cell table:style-name="ce5" office:value-type="string">
            <text:p>ALTER　TABLE文でPostgreSQL未対応の単語(MODIFY)が記述されていたため。</text:p>
          </table:table-cell>
          <table:table-cell table:style-name="ce5" office:value-type="string">
            <text:p>未対応単語(MODIFY)に対応する単語(ALTER)に置き換える。</text:p>
          </table:table-cell>
        </table:table-row>
        <table:table-row table:style-name="ro5">
          <table:table-cell/>
          <table:table-cell table:style-name="ce2" office:value-type="float" office:value="4">
            <text:p>4</text:p>
          </table:table-cell>
          <table:table-cell office:value-type="string">
            <text:p>ERROR: <text:s/>column "sysdate" does not exist</text:p>
            <text:p>STATEMENT: <text:s/>CREATE TABLE APP_PALLET </text:p>
            <text:p><text:tab/> <text:s text:c="2"/>(<text:tab/>XXX</text:p>
            <text:p><text:tab/><text:tab/>DATE_OF_MANUFACTURE TIMESTAMP DEFAULT SYSDATE, </text:p>
            <text:p><text:tab/><text:tab/>XXX<text:tab/> <text:s text:c="2"/>);</text:p>
            <text:p/>
          </table:table-cell>
          <table:table-cell table:style-name="ce5" office:value-type="string">
            <text:p>PostgreSQL未対応の単語(SYSDATE)が記述されていたため。</text:p>
          </table:table-cell>
          <table:table-cell table:style-name="ce5" office:value-type="string">
            <text:p>未対応単語(SYSDATE)に対応する単語「NOW()」に置き換える。</text:p>
          </table:table-cell>
        </table:table-row>
        <table:table-row table:style-name="ro6">
          <table:table-cell/>
          <table:table-cell table:style-name="ce2" office:value-type="float" office:value="5">
            <text:p>5</text:p>
          </table:table-cell>
          <table:table-cell table:style-name="ce5" office:value-type="string">
            <text:p>commander4jのビデオチュートリアル「Database Schema」で実行時にダイアログによる以下のDDL文エラーが発生した</text:p>
            <text:p/>
            <text:p>ERROR: column "rownum" does not exist at character XX</text:p>
            <text:p/>
            <text:p>STATEMENT: UPDATE ・・・ AND ROWNUM = 1)</text:p>
          </table:table-cell>
          <table:table-cell table:style-name="ce5" office:value-type="string">
            <text:p>PostgreSQL未対応の単語(ROWNUM)が記述されていたため。</text:p>
          </table:table-cell>
          <table:table-cell table:style-name="ce5" office:value-type="string">
            <text:p>未対応単語(ROWNUM)に対応する単語(LIMIT)に置き換える。構文は全く同じでは無いので必要に応じて修正する。</text:p>
          </table:table-cell>
        </table:table-row>
        <table:table-row table:style-name="ro3">
          <table:table-cell/>
          <table:table-cell table:style-name="ce2" office:value-type="float" office:value="6">
            <text:p>6</text:p>
          </table:table-cell>
          <table:table-cell table:style-name="ce5" office:value-type="string">
            <text:p>commander4jのディスクトップ起動時に以下のエラーが発生した</text:p>
            <text:p/>
            <text:p>ERROR: <text:s/>subquery in FROM must have an alias at character ＸＸ</text:p>
            <text:p/>
            <text:p>HINT: <text:s/>For example, FROM (SELECT ...) [AS] foo.</text:p>
            <text:p/>
            <text:p>STATEMENT: <text:s/>select distinct(module_id) from (select sugm.user_id,sgp.module_id from sys_user_group_membership sugm, sys_group_permissions sgp where sgp.group_id = sugm.group_id)where user_id = $1 order by module_id</text:p>
            <text:p/>
          </table:table-cell>
          <table:table-cell table:style-name="ce5" office:value-type="string">
            <text:p>PostgreSQLはFrom句にサブクエリを記述するときはalias(as XX)を記述する必要がある。</text:p>
          </table:table-cell>
          <table:table-cell table:style-name="ce5" office:value-type="string">
            <text:p>各サブクエリにaliasの記述を追加する。</text:p>
          </table:table-cell>
        </table:table-row>
        <table:table-row table:style-name="ro7">
          <table:table-cell/>
          <table:table-cell table:style-name="ce2" office:value-type="float" office:value="7">
            <text:p>7</text:p>
          </table:table-cell>
          <table:table-cell table:style-name="ce5" office:value-type="string">
            <text:p>SQL修正時にPostgreSQL未対応のSQLを発見した。 </text:p>
            <text:p/>
            <text:p>例(000054.xmlファイル)</text:p>
            <text:p/>
            <text:p>&lt;statement&gt;</text:p>
            <text:p><text:s text:c="2"/>CREATE TABLE "APP_QM_ACTIVITY" </text:p>
            <text:p><text:s text:c="3"/>(<text:tab/>"INSPECTION_ID" VARCHAR2(20 BYTE) NOT NULL ENABLE, </text:p>
            <text:p><text:tab/>"ACTIVITY_ID" VARCHAR2(10 BYTE) NOT NULL ENABLE, </text:p>
            <text:p><text:tab/>"DESCRIPTION" VARCHAR2(50 BYTE), </text:p>
            <text:p><text:tab/>"EXTENSION_ID" NUMBER, </text:p>
            <text:p><text:tab/> CONSTRAINT "APP_QM_ACTIVITY_PK" PRIMARY KEY ("INSPECTION_ID", "ACTIVITY_ID")</text:p>
            <text:p><text:s text:c="2"/>ENABLE</text:p>
            <text:p><text:s text:c="3"/>)</text:p>
            <text:p>&lt;/statement&gt;</text:p>
          </table:table-cell>
          <table:table-cell table:style-name="ce5" office:value-type="string">
            <text:p>PostgreSQL未対応の単語(NOT NULL ENABLE)(ENABLE)が記述されていたため。</text:p>
          </table:table-cell>
          <table:table-cell table:style-name="ce5" office:value-type="string">
            <text:p>未対応単語(ENABLE)を削除する。</text:p>
            <text:p/>
            <text:p><text:span text:style-name="T1">例</text:span></text:p>
            <text:p><text:span text:style-name="T1"/></text:p>
            <text:p><text:span text:style-name="T1">&lt;statement&gt;</text:span></text:p>
            <text:p><text:span text:style-name="T1"><text:s text:c="2"/></text:span><text:span text:style-name="T1">CREATE TABLE "APP_QM_ACTIVITY" </text:span></text:p>
            <text:p><text:span text:style-name="T1"><text:s text:c="3"/></text:span><text:span text:style-name="T1">(</text:span><text:span text:style-name="T1"><text:tab/></text:span><text:span text:style-name="T1">"INSPECTION_ID" VARCHAR2(20 BYTE) NOT NULL, </text:span></text:p>
            <text:p><text:span text:style-name="T1"><text:tab/></text:span><text:span text:style-name="T1">"ACTIVITY_ID" VARCHAR2(10 BYTE) NOT NULL, </text:span></text:p>
            <text:p><text:span text:style-name="T1"><text:tab/></text:span><text:span text:style-name="T1">"DESCRIPTION" VARCHAR2(50 BYTE), </text:span></text:p>
            <text:p><text:span text:style-name="T1"><text:tab/></text:span><text:span text:style-name="T1">"EXTENSION_ID" NUMBER, </text:span></text:p>
            <text:p><text:span text:style-name="T1"><text:tab/></text:span><text:span text:style-name="T1"> </text:span><text:span text:style-name="T1">CONSTRAINT "APP_QM_ACTIVITY_PK" PRIMARY KEY ("INSPECTION_ID", "ACTIVITY_ID")</text:span></text:p>
            <text:p><text:span text:style-name="T1"><text:s text:c="3"/></text:span><text:span text:style-name="T1">)</text:span></text:p>
            <text:p><text:span text:style-name="T1">&lt;/statement&gt;</text:span></text:p>
          </table:table-cell>
        </table:table-row>
        <table:table-row table:style-name="ro6">
          <table:table-cell/>
          <table:table-cell table:style-name="ce2" office:value-type="float" office:value="8">
            <text:p>8</text:p>
          </table:table-cell>
          <table:table-cell table:style-name="ce5" office:value-type="string">
            <text:p>SQL修正時にPostgreSQL未対応のSQLを発見した。 </text:p>
            <text:p/>
            <text:p>sql.org.postgresqlDriver.xmlファイル修正</text:p>
            <text:p/>
            <text:p>&lt;text&gt;delete {schema}sys_interface_log where interface_log_id = ?&lt;/text&gt;</text:p>
          </table:table-cell>
          <table:table-cell table:style-name="ce5" office:value-type="string">
            <text:p>PostgreSQLはDELETE文にFrom句を記述する必要がある。</text:p>
          </table:table-cell>
          <table:table-cell table:style-name="ce5" office:value-type="string">
            <text:p>未記述単語（FROM）の記述を追加する。</text:p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0000/00/00</text:date>, <text:time style:data-style-name="N2" text:time-value="0000-00-00T18:17:33.6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8T18:10:18</meta:creation-date>
    <dc:date>2013-04-18T18:18:00.54</dc:date>
    <meta:editing-duration>P0D</meta:editing-duration>
    <meta:editing-cycles>3</meta:editing-cycles>
    <meta:generator>LibreOffice/3.6$Windows_x86 LibreOffice_project/5b93205-6e6b3fc-7830f6d-c08ad66-1d9bf4</meta:generator>
    <dc:title>08_Appendix_db_syntax_diffUndetectedEventList.ods</dc:title>
    <meta:document-statistic meta:table-count="1" meta:cell-count="36" meta:object-count="0"/>
  </office:meta>
</office:document-meta>
</file>